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ot" draw:textarea-horizontal-align="justify" draw:textarea-vertical-align="middle" draw:auto-grow-height="false" fo:min-height="1.45cm" fo:min-width="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5.4cm"/>
    </style:style>
    <style:style style:name="gr4" style:family="graphic" style:parent-style-name="standard">
      <style:graphic-properties draw:textarea-horizontal-align="justify" draw:textarea-vertical-align="middle" draw:auto-grow-height="false" fo:min-height="6.15cm" fo:min-width="15.3cm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1.645cm"/>
      <style:paragraph-properties style:writing-mode="lr-tb"/>
    </style:style>
    <style:style style:name="gr9" style:family="graphic" style:parent-style-name="standard">
      <style:graphic-properties draw:stroke="dash" draw:stroke-dash="Double_20_Dot" draw:textarea-horizontal-align="justify" draw:textarea-vertical-align="middle" draw:auto-grow-height="false" fo:min-height="1.45cm" fo:min-width="3.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90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6.65cm" fo:min-width="6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45cm" fo:min-width="3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15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.7cm" svg:x="27.9cm" svg:y="34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39cm" svg:height="0.725cm" svg:x="28.7cm" svg:y="34.775cm">
          <draw:text-box>
            <text:p>Controller</text:p>
          </draw:text-box>
        </draw:frame>
        <draw:custom-shape draw:style-name="gr3" draw:text-style-name="P1" draw:layer="layout" svg:width="5.9cm" svg:height="1.7cm" svg:x="27.7cm" svg:y="38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0.725cm" svg:x="28.1cm" svg:y="39.175cm">
          <draw:text-box>
            <text:p>ExpressAdapterRouter</text:p>
          </draw:text-box>
        </draw:frame>
        <draw:custom-shape draw:style-name="gr3" draw:text-style-name="P1" draw:layer="layout" svg:width="5.9cm" svg:height="1.7cm" svg:x="27.7cm" svg:y="41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4cm" svg:height="0.725cm" svg:x="28.9cm" svg:y="42.175cm">
          <draw:text-box>
            <text:p>Express</text:p>
          </draw:text-box>
        </draw:frame>
        <draw:custom-shape draw:style-name="gr4" draw:text-style-name="P1" draw:layer="layout" svg:width="15.8cm" svg:height="6.4cm" svg:x="22.1cm" svg:y="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1.7cm" svg:x="27.9cm" svg:y="3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64cm" svg:height="0.725cm" svg:x="28.7cm" svg:y="31.975cm">
          <draw:text-box>
            <text:p>SignupController</text:p>
          </draw:text-box>
        </draw:frame>
        <draw:line draw:style-name="gr6" draw:text-style-name="P3" draw:layer="layout" svg:x1="30.5cm" svg:y1="33.2cm" svg:x2="30.5cm" svg:y2="34.3cm">
          <text:p/>
        </draw:line>
        <draw:line draw:style-name="gr6" draw:text-style-name="P3" draw:layer="layout" svg:x1="30.5cm" svg:y1="38.8cm" svg:x2="30.5cm" svg:y2="36.2cm">
          <text:p/>
        </draw:line>
        <draw:line draw:style-name="gr6" draw:text-style-name="P3" draw:layer="layout" svg:x1="30.6cm" svg:y1="40.4cm" svg:x2="30.6cm" svg:y2="41.7cm">
          <text:p/>
        </draw:line>
        <draw:frame draw:style-name="gr2" draw:text-style-name="P2" draw:layer="layout" svg:width="2.89cm" svg:height="0.725cm" svg:x="34.871cm" svg:y="30.3cm">
          <draw:text-box>
            <text:p>Presentation</text:p>
          </draw:text-box>
        </draw:frame>
        <draw:custom-shape draw:style-name="gr7" draw:text-style-name="P1" draw:layer="layout" svg:width="3.6cm" svg:height="1.4cm" svg:x="10.4cm" svg:y="3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145cm" svg:height="0.725cm" svg:x="11.2cm" svg:y="32.391cm">
          <draw:text-box>
            <text:p>Validator</text:p>
          </draw:text-box>
        </draw:frame>
        <draw:custom-shape draw:style-name="gr5" draw:text-style-name="P1" draw:layer="layout" svg:width="5.5cm" svg:height="1.7cm" svg:x="15.3cm" svg:y="3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93cm" svg:height="0.725cm" svg:x="15.3cm" svg:y="32.4cm">
          <draw:text-box>
            <text:p>EmailValidatorAdapter</text:p>
          </draw:text-box>
        </draw:frame>
        <draw:custom-shape draw:style-name="gr9" draw:text-style-name="P1" draw:layer="layout" svg:width="3.9cm" svg:height="1.7cm" svg:x="22.7cm" svg:y="31.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2cm" svg:height="1.199cm" svg:x="23.2cm" svg:y="32.275cm">
          <draw:text-box>
            <text:p>EmalValidator</text:p>
          </draw:text-box>
        </draw:frame>
        <draw:line draw:style-name="gr6" draw:text-style-name="P3" draw:layer="layout" svg:x1="27.9cm" svg:y1="32.4cm" svg:x2="26.6cm" svg:y2="32.4cm">
          <text:p/>
        </draw:line>
        <draw:line draw:style-name="gr6" draw:text-style-name="P3" draw:layer="layout" svg:x1="20.8cm" svg:y1="32.8cm" svg:x2="22.7cm" svg:y2="32.8cm">
          <text:p/>
        </draw:line>
        <draw:line draw:style-name="gr6" draw:text-style-name="P3" draw:layer="layout" svg:x1="15.4cm" svg:y1="32.7cm" svg:x2="13.9cm" svg:y2="32.7cm">
          <text:p/>
        </draw:line>
        <draw:custom-shape draw:style-name="gr11" draw:text-style-name="P1" draw:layer="layout" svg:width="6.8cm" svg:height="6.9cm" svg:x="14.8cm" svg:y="30.7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323cm" svg:height="0.725cm" svg:x="20.277cm" svg:y="30.075cm">
          <draw:text-box>
            <text:p>Utils</text:p>
          </draw:text-box>
        </draw:frame>
        <draw:custom-shape draw:style-name="gr9" draw:text-style-name="P1" draw:layer="layout" svg:width="3.9cm" svg:height="1.7cm" svg:x="41cm" svg:y="31.7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4cm" svg:height="1.199cm" svg:x="41.3cm" svg:y="32.1cm">
          <draw:text-box>
            <text:p>AddAccount</text:p>
          </draw:text-box>
        </draw:frame>
        <draw:custom-shape draw:style-name="gr11" draw:text-style-name="P1" draw:layer="layout" svg:width="6.8cm" svg:height="6.9cm" svg:x="39.5cm" svg:y="3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63cm" svg:height="0.725cm" svg:x="44.437cm" svg:y="29.9cm">
          <draw:text-box>
            <text:p>Domain</text:p>
          </draw:text-box>
        </draw:frame>
        <draw:custom-shape draw:style-name="gr4" draw:text-style-name="P1" draw:layer="layout" svg:width="15.8cm" svg:height="6.4cm" svg:x="21.7cm" svg:y="22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1.7cm" svg:x="27.9cm" svg:y="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64cm" svg:height="0.725cm" svg:x="28.7cm" svg:y="26.475cm">
          <draw:text-box>
            <text:p>SignupController</text:p>
          </draw:text-box>
        </draw:frame>
        <draw:frame draw:style-name="gr2" draw:text-style-name="P2" draw:layer="layout" svg:width="1.399cm" svg:height="0.725cm" svg:x="35cm" svg:y="21.2cm">
          <draw:text-box>
            <text:p>Data</text:p>
          </draw:text-box>
        </draw:frame>
        <draw:custom-shape draw:style-name="gr4" draw:text-style-name="P1" draw:layer="layout" svg:width="15.8cm" svg:height="6.4cm" svg:x="21.4cm" svg:y="1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1.7cm" svg:x="21.9cm" svg:y="16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94cm" svg:height="0.725cm" svg:x="22.7cm" svg:y="16.675cm">
          <draw:text-box>
            <text:p>BcryptAdapter</text:p>
          </draw:text-box>
        </draw:frame>
        <draw:frame draw:style-name="gr2" draw:text-style-name="P2" draw:layer="layout" svg:width="1.353cm" svg:height="0.725cm" svg:x="34.7cm" svg:y="13.2cm">
          <draw:text-box>
            <text:p>Infra</text:p>
          </draw:text-box>
        </draw:frame>
        <draw:line draw:style-name="gr6" draw:text-style-name="P3" draw:layer="layout" svg:x1="33.5cm" svg:y1="32.5cm" svg:x2="41cm" svg:y2="32.6cm">
          <text:p/>
        </draw:line>
        <draw:line draw:style-name="gr6" draw:text-style-name="P3" draw:layer="layout" svg:x1="30.4cm" svg:y1="27.7cm" svg:x2="43cm" svg:y2="31.7cm">
          <text:p/>
        </draw:line>
        <draw:custom-shape draw:style-name="gr14" draw:text-style-name="P1" draw:layer="layout" svg:width="3.5cm" svg:height="1.7cm" svg:x="13.9cm" svg:y="16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04cm" svg:height="0.725cm" svg:x="14.7cm" svg:y="16.575cm">
          <draw:text-box>
            <text:p>Bcrypt</text:p>
          </draw:text-box>
        </draw:frame>
        <draw:line draw:style-name="gr6" draw:text-style-name="P3" draw:layer="layout" svg:x1="21.9cm" svg:y1="17.1cm" svg:x2="17.4cm" svg:y2="17cm">
          <text:p/>
        </draw:line>
        <draw:custom-shape draw:style-name="gr9" draw:text-style-name="P1" draw:layer="layout" svg:width="3.9cm" svg:height="1.7cm" svg:x="22.3cm" svg:y="22.8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4cm" svg:height="1.199cm" svg:x="41.3cm" svg:y="32.1cm">
          <draw:text-box>
            <text:p>AddAccount</text:p>
          </draw:text-box>
        </draw:frame>
        <draw:frame draw:style-name="gr13" draw:text-style-name="P2" draw:layer="layout" svg:width="3.4cm" svg:height="1.199cm" svg:x="22.4cm" svg:y="23.301cm">
          <draw:text-box>
            <text:p>Encrypter</text:p>
          </draw:text-box>
        </draw:frame>
        <draw:custom-shape draw:style-name="gr5" draw:text-style-name="P1" draw:layer="layout" svg:width="5.5cm" svg:height="1.7cm" svg:x="40.2cm" svg:y="16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44cm" svg:height="0.725cm" svg:x="41cm" svg:y="16.675cm">
          <draw:text-box>
            <text:p>MongoDb</text:p>
          </draw:text-box>
        </draw:frame>
        <draw:line draw:style-name="gr6" draw:text-style-name="P3" draw:layer="layout" svg:x1="27.9cm" svg:y1="26.8cm" svg:x2="24.2cm" svg:y2="24.6cm">
          <text:p/>
        </draw:line>
        <draw:line draw:style-name="gr6" draw:text-style-name="P3" draw:layer="layout" svg:x1="23.9cm" svg:y1="18cm" svg:x2="23.9cm" svg:y2="22.8cm">
          <text:p/>
        </draw:line>
        <draw:custom-shape draw:style-name="gr5" draw:text-style-name="P1" draw:layer="layout" svg:width="5.5cm" svg:height="1.7cm" svg:x="31.2cm" svg:y="16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01cm" svg:height="0.725cm" svg:x="32cm" svg:y="16.775cm">
          <draw:text-box>
            <text:p>AdduserMongoRepo</text:p>
          </draw:text-box>
        </draw:frame>
        <draw:custom-shape draw:style-name="gr9" draw:text-style-name="P1" draw:layer="layout" svg:width="3.9cm" svg:height="1.7cm" svg:x="32cm" svg:y="22.8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4cm" svg:height="1.199cm" svg:x="32.1cm" svg:y="23.301cm">
          <draw:text-box>
            <text:p>AddUserRepo</text:p>
          </draw:text-box>
        </draw:frame>
        <draw:line draw:style-name="gr6" draw:text-style-name="P3" draw:layer="layout" svg:x1="33.1cm" svg:y1="26.1cm" svg:x2="33.8cm" svg:y2="24.3cm">
          <text:p/>
        </draw:line>
        <draw:line draw:style-name="gr6" draw:text-style-name="P3" draw:layer="layout" svg:x1="34.2cm" svg:y1="18.1cm" svg:x2="34.3cm" svg:y2="23cm">
          <text:p/>
        </draw:line>
        <draw:line draw:style-name="gr6" draw:text-style-name="P3" draw:layer="layout" svg:x1="36.7cm" svg:y1="17.2cm" svg:x2="40.3cm" svg:y2="17.2cm">
          <text:p/>
        </draw:line>
        <draw:custom-shape draw:style-name="gr15" draw:text-style-name="P1" draw:layer="layout" svg:width="15.8cm" svg:height="2.8cm" svg:x="22.2cm" svg:y="38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21cm" svg:height="0.725cm" svg:x="35.2cm" svg:y="37.575cm">
          <draw:text-box>
            <text:p>ma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08:54:24.374075405</meta:creation-date>
    <dc:date>2022-06-14T09:35:41.837129825</dc:date>
    <meta:editing-duration>P0D</meta:editing-duration>
    <meta:editing-cycles>1</meta:editing-cycles>
    <meta:document-statistic meta:object-count="57"/>
    <meta:generator>LibreOffice/6.4.7.2$Linux_X86_64 LibreOffice_project/40$Build-2</meta:generator>
  </office:meta>
</office:document-meta>
</file>